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25fc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025fc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alade de Chèvre Chaud, Betterave &amp; Bacon</text:h>
      <text:h text:style-name="Heading_20_4" text:outline-level="4">Rapide et Facile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15-20 min</text:p>
        </text:list-item>
        <text:list-item>
          <text:p text:style-name="P2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Plaque de cuisson recouverte de papier sulfurisé</text:p>
        </text:list-item>
        <text:list-item>
          <text:p text:style-name="P5">Saladier</text:p>
        </text:list-item>
        <text:list-item>
          <text:p text:style-name="P4">Poê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Graines de tournesol</text:span> : 1 sachet(s)</text:p>
        </text:list-item>
        <text:list-item>
          <text:p text:style-name="P8"><text:span text:style-name="Strong_20_Emphasis">Fromage de chèvre frais</text:span> : 1 pièce(s)</text:p>
        </text:list-item>
        <text:list-item>
          <text:p text:style-name="P8"><text:span text:style-name="Strong_20_Emphasis">Petit pain</text:span> : 2 pièce(s)</text:p>
        </text:list-item>
        <text:list-item>
          <text:p text:style-name="P8"><text:span text:style-name="Strong_20_Emphasis">Betteraves rouges cuites</text:span> : 200 g</text:p>
        </text:list-item>
        <text:list-item>
          <text:p text:style-name="P8"><text:span text:style-name="Strong_20_Emphasis">Tranches de poitrine fumée</text:span> : 1 paquet(s)</text:p>
        </text:list-item>
        <text:list-item>
          <text:p text:style-name="P7"><text:span text:style-name="Strong_20_Emphasis">Salade</text:span> : 1 sachet(s)</text:p>
        </text:list-item>
      </text:list>
      <text:h text:style-name="Heading_20_4" text:outline-level="4">À ajouter vous-même :</text:h>
      <text:list text:style-name="L5">
        <text:list-item>
          <text:p text:style-name="P10"><text:span text:style-name="Strong_20_Emphasis">Huile d'olive</text:span> : 2 cs</text:p>
        </text:list-item>
        <text:list-item>
          <text:p text:style-name="P10"><text:span text:style-name="Strong_20_Emphasis">Miel</text:span> : 2 cc</text:p>
        </text:list-item>
        <text:list-item>
          <text:p text:style-name="P10"><text:span text:style-name="Strong_20_Emphasis">Vinaigre balsamique noir</text:span> : 2 cc</text:p>
        </text:list-item>
        <text:list-item>
          <text:p text:style-name="P10"><text:span text:style-name="Strong_20_Emphasis">Moutarde</text:span> : 2 cc</text:p>
        </text:list-item>
        <text:list-item>
          <text:p text:style-name="P9"><text:span text:style-name="Strong_20_Emphasis">Poivre et sel</text:span> : selon votre goût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6">
        <text:list-item>
          <text:p text:style-name="P12"><text:span text:style-name="Strong_20_Emphasis">Énergie (kJ/kcal)</text:span> : 2778/664</text:p>
        </text:list-item>
        <text:list-item>
          <text:p text:style-name="P12"><text:span text:style-name="Strong_20_Emphasis">Lipides total (g)</text:span> : 42</text:p>
        </text:list-item>
        <text:list-item>
          <text:p text:style-name="P12"><text:span text:style-name="Strong_20_Emphasis">Dont saturés (g)</text:span> : 13,0</text:p>
        </text:list-item>
        <text:list-item>
          <text:p text:style-name="P12"><text:span text:style-name="Strong_20_Emphasis">Glucides (g)</text:span> : 46</text:p>
        </text:list-item>
        <text:list-item>
          <text:p text:style-name="P12"><text:soft-page-break/><text:span text:style-name="Strong_20_Emphasis">Dont sucres (g)</text:span> : 14,2</text:p>
        </text:list-item>
        <text:list-item>
          <text:p text:style-name="P12"><text:span text:style-name="Strong_20_Emphasis">Fibres (g)</text:span> : 4</text:p>
        </text:list-item>
        <text:list-item>
          <text:p text:style-name="P12"><text:span text:style-name="Strong_20_Emphasis">Protéines (g)</text:span> : 26</text:p>
        </text:list-item>
        <text:list-item>
          <text:p text:style-name="P11"><text:span text:style-name="Strong_20_Emphasis">Sel (g)</text:span> : 2,4</text:p>
        </text:list-item>
      </text:list>
      <text:p text:style-name="Text_20_body"><text:span text:style-name="Strong_20_Emphasis">Pour 100 g :</text:span></text:p>
      <text:list text:style-name="L7">
        <text:list-item>
          <text:p text:style-name="P14"><text:span text:style-name="Strong_20_Emphasis">Énergie (kJ/kcal)</text:span> : 876/209</text:p>
        </text:list-item>
        <text:list-item>
          <text:p text:style-name="P14"><text:span text:style-name="Strong_20_Emphasis">Lipides total (g)</text:span> : 13</text:p>
        </text:list-item>
        <text:list-item>
          <text:p text:style-name="P14"><text:span text:style-name="Strong_20_Emphasis">Dont saturés (g)</text:span> : 4,1</text:p>
        </text:list-item>
        <text:list-item>
          <text:p text:style-name="P14"><text:span text:style-name="Strong_20_Emphasis">Glucides (g)</text:span> : 14</text:p>
        </text:list-item>
        <text:list-item>
          <text:p text:style-name="P14"><text:span text:style-name="Strong_20_Emphasis">Dont sucres (g)</text:span> : 4,5</text:p>
        </text:list-item>
        <text:list-item>
          <text:p text:style-name="P14"><text:span text:style-name="Strong_20_Emphasis">Fibres (g)</text:span> : 1</text:p>
        </text:list-item>
        <text:list-item>
          <text:p text:style-name="P14"><text:span text:style-name="Strong_20_Emphasis">Protéines (g)</text:span> : 8</text:p>
        </text:list-item>
        <text:list-item>
          <text:p text:style-name="P13"><text:span text:style-name="Strong_20_Emphasis">Sel (g)</text:span> : 0,8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8">
        <text:list-item>
          <text:p text:style-name="P16"><text:span text:style-name="Strong_20_Emphasis">Préchauffez</text:span> le four à 220°C (200°C chaleur tournante).</text:p>
        </text:list-item>
        <text:list-item>
          <text:p text:style-name="P15"><text:span text:style-name="Strong_20_Emphasis">Faites chauffer</text:span> une petite poêle à feu vif et faites-y griller les graines de tournesol à sec jusqu'à ce qu'elles soient dorées. Réservez-les hors de la poêle.</text:p>
        </text:list-item>
      </text:list>
      <text:h text:style-name="Heading_20_4" text:outline-level="4">Étape 2 : Faire les toasts de chèvre</text:h>
      <text:list text:style-name="L9">
        <text:list-item>
          <text:p text:style-name="P18"><text:span text:style-name="Strong_20_Emphasis">Coupez</text:span> le chèvre en dés et les petits pains en deux.</text:p>
        </text:list-item>
        <text:list-item>
          <text:p text:style-name="P18"><text:span text:style-name="Strong_20_Emphasis">Répartissez</text:span> les dés de chèvre sur chaque moitié de pain. Placez-les sur un côté d'une plaque recouverte de papier sulfurisé.</text:p>
        </text:list-item>
        <text:list-item>
          <text:p text:style-name="P18"><text:span text:style-name="Strong_20_Emphasis">Arrosez</text:span> d'un petit filet d'huile d'olive, de sel, de poivre et de miel (si vous le souhaitez).</text:p>
        </text:list-item>
        <text:list-item>
          <text:p text:style-name="P18"><text:span text:style-name="Strong_20_Emphasis">Séparez</text:span> les tranches de poitrine fumée et disposez-les sur l'autre côté de la plaque.</text:p>
        </text:list-item>
        <text:list-item>
          <text:p text:style-name="P17"><text:span text:style-name="Strong_20_Emphasis">Enfournez</text:span> le tout 10 min dans la partie haute du four, ou jusqu'à ce que les tartines soient bien grillées et que les tranches de poitrine soient croustillantes.</text:p>
        </text:list-item>
      </text:list>
      <text:h text:style-name="Heading_20_4" text:outline-level="4">Étape 3 : Assaisonner la salade</text:h>
      <text:list text:style-name="L10">
        <text:list-item>
          <text:p text:style-name="P20"><text:span text:style-name="Strong_20_Emphasis">Faites</text:span> une vinaigrette en mélangeant un généreux filet d'huile d'olive avec de la moutarde, du vinaigre balsamique, du sel et du poivre dans un saladier.</text:p>
        </text:list-item>
        <text:list-item>
          <text:p text:style-name="P19"><text:span text:style-name="Strong_20_Emphasis">Coupez</text:span> 100g de betterave par personne en petits cubes de 1 cm de côté.</text:p>
        </text:list-item>
      </text:list>
      <text:h text:style-name="Heading_20_4" text:outline-level="4">Étape 4 : Servir</text:h>
      <text:list text:style-name="L11">
        <text:list-item>
          <text:p text:style-name="P22"><text:span text:style-name="Strong_20_Emphasis">Ajoutez</text:span> la quantité indiquée de betterave et la salade au saladier. Mélangez.</text:p>
        </text:list-item>
        <text:list-item>
          <text:p text:style-name="P22"><text:span text:style-name="Strong_20_Emphasis">Répartissez</text:span> la salade dans des assiettes creuses et ajoutez par-dessus les tranches de poitrine grillée, les toasts de chèvre ainsi que les graines de tournesol.</text:p>
        </text:list-item>
        <text:list-item>
          <text:p text:style-name="P21"><text:span text:style-name="Strong_20_Emphasis">CONSEIL</text:span> : Vous pouvez également couper les toasts en petits morceaux pour plus de gourmandise.</text:p>
        </text:list-item>
      </text:list>
      <text:p text:style-name="Horizontal_20_Line"/>
      <text:h text:style-name="Heading_20_3" text:outline-level="3"><text:soft-page-break/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0:21:42.609201031</dc:date>
    <meta:editing-duration>PT1H56M59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62" meta:word-count="510" meta:character-count="2655" meta:non-whitespace-character-count="2252"/>
  </office:meta>
</office:document-meta>
</file>